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language="bg" fo:country="BG"/>
    </style:style>
    <style:style style:name="T4" style:parent-style-name="DefaultParagraphFont" style:family="text">
      <style:text-properties fo:language="bg" fo:country="BG"/>
    </style:style>
    <style:style style:name="T5" style:parent-style-name="DefaultParagraphFont" style:family="text">
      <style:text-properties fo:language="bg" fo:country="BG"/>
    </style:style>
    <style:style style:name="T6" style:parent-style-name="DefaultParagraphFont" style:family="text">
      <style:text-properties fo:language="bg" fo:country="BG"/>
    </style:style>
    <style:style style:name="T7" style:parent-style-name="DefaultParagraphFont" style:family="text">
      <style:text-properties fo:language="bg" fo:country="BG"/>
    </style:style>
    <style:style style:name="T8" style:parent-style-name="DefaultParagraphFont" style:family="text">
      <style:text-properties fo:language="bg" fo:country="BG"/>
    </style:style>
    <style:style style:name="T9" style:parent-style-name="DefaultParagraphFont" style:family="text">
      <style:text-properties fo:language="bg" fo:country="BG"/>
    </style:style>
    <style:style style:name="T10" style:parent-style-name="DefaultParagraphFont" style:family="text">
      <style:text-properties fo:language="bg" fo:country="BG"/>
    </style:style>
    <style:style style:name="T11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Team name:<text:s/><text:span text:style-name="T2">Elderberry</text:span></text:p>
      <text:p text:style-name="Standard"/>
      <text:p text:style-name="Standard">Team members:</text:p>
      <text:p text:style-name="Standard"/>
      <text:p text:style-name="Standard">Adrian.bozhankov<text:s/>–<text:s/><text:span text:style-name="T3">Адриан Божанков</text:span></text:p>
      <text:p text:style-name="Standard"/>
      <text:p text:style-name="Standard">malkie –<text:s/><text:span text:style-name="T4">Георги Малковски</text:span></text:p>
      <text:p text:style-name="Standard"/>
      <text:p text:style-name="Standard">dsd321 –<text:s/><text:span text:style-name="T5">Димитър Джуренов</text:span></text:p>
      <text:p text:style-name="Standard"/>
      <text:p text:style-name="Standard">zdzdz –<text:s/><text:span text:style-name="T6">Иван Иванов</text:span></text:p>
      <text:p text:style-name="Standard"/>
      <text:p text:style-name="Standard">LSvilenov –<text:s/><text:span text:style-name="T7">Любомир Свиленов</text:span></text:p>
      <text:p text:style-name="Standard"/>
      <text:p text:style-name="Standard">nico.braun.988 –<text:s/><text:span text:style-name="T8">Нико Ройд</text:span></text:p>
      <text:p text:style-name="Standard"/>
      <text:p text:style-name="Standard">radenkovn –<text:s/><text:span text:style-name="T9">Николай Раденков</text:span></text:p>
      <text:p text:style-name="Standard"/>
      <text:p text:style-name="Standard">geckova –<text:s/><text:span text:style-name="T10">Рени Гецкова</text:span></text:p>
      <text:p text:style-name="Standard"/>
      <text:p text:style-name="Standard">zarko91 –<text:s/><text:span text:style-name="T11">Светозар Керчев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rian bojankov</dc:creator>
    <meta:creation-date>2009-04-16T11:32:00Z</meta:creation-date>
    <dc:date>2015-04-05T12:57:00Z</dc:date>
    <meta:template xlink:href="Normal.dotm" xlink:type="simple"/>
    <meta:editing-cycles>4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2" meta:character-count="286" meta:row-count="2" meta:non-whitespace-character-count="245"/>
  </office:meta>
</office:document-meta>
</file>